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0pt" style:font-size-asian="10pt" style:font-size-complex="10pt"/>
    </style:style>
    <style:style style:name="P2" style:family="paragraph" style:parent-style-name="Standard" style:list-style-name="L2">
      <style:text-properties fo:font-size="10pt" style:font-size-asian="10pt" style:font-size-complex="10pt"/>
    </style:style>
    <style:style style:name="P3" style:family="paragraph" style:parent-style-name="Standard" style:list-style-name="L3">
      <style:text-properties fo:font-size="10pt" style:font-size-asian="10pt" style:font-size-complex="10pt"/>
    </style:style>
    <style:style style:name="P4" style:family="paragraph" style:parent-style-name="Standard" style:list-style-name="L3">
      <style:text-properties fo:font-size="10pt" officeooo:paragraph-rsid="00097703" style:font-size-asian="10pt" style:font-size-complex="10pt"/>
    </style:style>
    <style:style style:name="P5" style:family="paragraph" style:parent-style-name="Standard" style:list-style-name="L3"/>
    <style:style style:name="T1" style:family="text">
      <style:text-properties fo:color="#ce181e"/>
    </style:style>
    <style:style style:name="T2" style:family="text">
      <style:text-properties fo:color="#00599d"/>
    </style:style>
    <style:style style:name="T3" style:family="text">
      <style:text-properties fo:color="#00a65d"/>
    </style:style>
    <style:style style:name="T4" style:family="text">
      <style:text-properties fo:color="#a3238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9566" style:font-weight-asian="bold" style:font-weight-complex="bold"/>
    </style:style>
    <style:style style:name="T7" style:family="text">
      <style:text-properties fo:font-weight="bold" officeooo:rsid="00097703" style:font-weight-asian="bold" style:font-weight-complex="bold"/>
    </style:style>
    <style:style style:name="T8" style:family="text">
      <style:text-properties officeooo:rsid="00079566"/>
    </style:style>
    <style:style style:name="T9" style:family="text">
      <style:text-properties officeooo:rsid="00097703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style:text-underline-style="solid" style:text-underline-type="double" style:text-underline-width="auto" style:text-underline-color="font-color" fo:font-weight="bold" style:font-size-asian="10pt" style:font-weight-asian="bold" style:font-size-complex="10pt" style:font-weight-complex="bold"/>
    </style:style>
    <style:style style:name="T13" style:family="text">
      <style:text-properties fo:font-size="10pt" style:text-underline-style="none" fo:font-weight="bold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38cm" fo:text-indent="-0.635cm" fo:margin-left="1.43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73cm" fo:text-indent="-0.635cm" fo:margin-left="2.07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08cm" fo:text-indent="-0.635cm" fo:margin-left="2.7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43cm" fo:text-indent="-0.635cm" fo:margin-left="3.34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78cm" fo:text-indent="-0.635cm" fo:margin-left="3.97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13cm" fo:text-indent="-0.635cm" fo:margin-left="4.61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48cm" fo:text-indent="-0.635cm" fo:margin-left="5.24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83cm" fo:text-indent="-0.635cm" fo:margin-left="5.8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53cm" fo:text-indent="-0.635cm" fo:margin-left="7.15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38cm" fo:text-indent="-0.635cm" fo:margin-left="1.43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73cm" fo:text-indent="-0.635cm" fo:margin-left="2.07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08cm" fo:text-indent="-0.635cm" fo:margin-left="2.7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43cm" fo:text-indent="-0.635cm" fo:margin-left="3.34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78cm" fo:text-indent="-0.635cm" fo:margin-left="3.97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13cm" fo:text-indent="-0.635cm" fo:margin-left="4.61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48cm" fo:text-indent="-0.635cm" fo:margin-left="5.24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83cm" fo:text-indent="-0.635cm" fo:margin-left="5.8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53cm" fo:text-indent="-0.635cm" fo:margin-left="7.15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BSD Games</text:h>
      <text:p text:style-name="Standard"/>
      <text:list xml:id="list2071762829" text:style-name="L1">
        <text:list-item>
          <text:p text:style-name="P1"><text:span text:style-name="T5">B391</text:span>: <text:span text:style-name="T2">LINTING</text:span>, Unsafe snprintf() Accumulation, <text:line-break/>FUNCTION: sail/sync.c:82</text:p>
        </text:list-item>
        <text:list-item>
          <text:p text:style-name="P1"><text:span text:style-name="T5">B509</text:span>: <text:span text:style-name="T2">LINTING</text:span>, Unsafe Function - atoi(), <text:line-break/>FUNCTION: robots/main.c:80, <text:line-break/>NOTE: Improper setgid privileges revocation prior</text:p>
        </text:list-item>
        <text:list-item>
          <text:p text:style-name="P1"><text:span text:style-name="T5">B218</text:span>: <text:span text:style-name="T3">QUANDARY</text:span>, SHELL INJECTION,<text:line-break/>FUNCTION: hack/hack.pager.c:429</text:p>
        </text:list-item>
      </text:list>
      <text:p text:style-name="Standard"/>
      <text:h text:style-name="Heading_20_1" text:outline-level="1">ANGBAND</text:h>
      <text:p text:style-name="Standard"/>
      <text:list xml:id="list2037161865" text:style-name="L2">
        <text:list-item>
          <text:p text:style-name="P2"><text:span text:style-name="T5">B1</text:span>: <text:span text:style-name="T1">DEFAULT</text:span>, NULL DEREF, <text:line-break/> FUNCTION: src/z-queue.c:24</text:p>
        </text:list-item>
        <text:list-item>
          <text:p text:style-name="P2"><text:span text:style-name="T5">B21</text:span>: <text:span text:style-name="T4">INFERBO</text:span>, INTEGER OVERFLOW, <text:s/><text:line-break/>FUNCTION: src/z-rand.c:185<text:line-break/>NOTE: This might not be a bug but is interesting ...</text:p>
        </text:list-item>
        <text:list-item>
          <text:p text:style-name="P2"><text:span text:style-name="T5">B26</text:span>: <text:span text:style-name="T4">INFERBO</text:span>, BUFFER OVERRUN,<text:line-break/>FUNCTION: src/z-file.c:141<text:line-break/>NOTE: Shonky code - improper validation of the ```username``` string - lots of integer bugs</text:p>
        </text:list-item>
        <text:list-item>
          <text:p text:style-name="P2"><text:span text:style-name="T6">B</text:span><text:span text:style-name="T5">42</text:span>: <text:span text:style-name="T4">INFERBO</text:span>, BUFFER OVERRUN,<text:line-break/>FUNCTION: src/obj-util.c:490<text:line-break/>NOTE: ```k == 120``` --&gt; out by one buffer overwrite</text:p>
        </text:list-item>
        <text:list-item>
          <text:p text:style-name="P2"><text:span text:style-name="T5">B43</text:span>: <text:span text:style-name="T1">DEFAULT</text:span>, NULL DEREF,<text:line-break/>FUNCTION:src/target.c:228<text:line-break/>NOTE: ```mon``` can be NULL and is not checked</text:p>
        </text:list-item>
        <text:list-item>
          <text:p text:style-name="P2"><text:span text:style-name="T5">B52</text:span>: <text:span text:style-name="T4">INFERBO</text:span>, INTEGER OVERFLOW,<text:line-break/>FUNCTION: src/z-util.c:209<text:line-break/>NOTE: many examples - no range checking - also use of ```char`` rather than ```unsigned char```</text:p>
        </text:list-item>
        <text:list-item>
          <text:p text:style-name="P2"><text:span text:style-name="T5">B163</text:span>: <text:span text:style-name="T3">QUANDARY</text:span>, <text:line-break/>FUNCTION: src/main-x11.c:2318<text:line-break/>NOTE: Attacker controlled ENV passed to vulnerable function ```atoi```</text:p>
        </text:list-item>
      </text:list>
      <text:p text:style-name="Standard"/>
      <text:h text:style-name="Heading_20_1" text:outline-level="1">SKYNET</text:h>
      <text:p text:style-name="Standard"/>
      <text:list xml:id="list4052923874" text:style-name="L3">
        <text:list-item>
          <text:p text:style-name="P4"><text:span text:style-name="T5">B35</text:span>: <text:span text:style-name="T4">BUFFER OVERRUN<text:line-break/></text:span>FUNCTION: lualib-src/lua-netpack.c:97<text:line-break/>NOTE: Portability bug or worse: use of signed rather than unsigned integers; <text:line-break/>Can be negative and/or overflow</text:p>
        </text:list-item>
        <text:list-item>
          <text:p text:style-name="P3"><text:span text:style-name="T7">B</text:span><text:span text:style-name="T5">42</text:span>: <text:span text:style-name="T1">DEAD STORE<text:line-break/></text:span>FUNCTION: lualib-src/lsha1.c<text:line-break/>NOTE: Crypto variables not deleted after use - compiler will eliminate assignment</text:p>
        </text:list-item>
        <text:list-item>
          <text:p text:style-name="P3"><text:span text:style-name="T5">B83</text:span>: <text:span text:style-name="T4">INFERBO</text:span>, INTEGER OVERFLOW<text:line-break/>FUNCTION: service-src/service_gate.c:190<text:line-break/>NOTE: Interesting cases because it looks like it's in protocol messaging so is security interesting</text:p>
        </text:list-item>
        <text:list-item>
          <text:p text:style-name="P5"><text:span text:style-name="T13">B134</text:span><text:span text:style-name="T10">: ARRAY SIZE IS ZERO,<text:line-break/>FUNCTION: lualib-src/lua-socket.c:448<text:line-break/>NOTE: The array size can't be dynamically assigned which appears to be the case here;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2:16:47.393116761</meta:creation-date>
    <dc:date>2020-02-10T12:26:19.638483683</dc:date>
    <meta:editing-duration>PT8M42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237" meta:character-count="1699" meta:non-whitespace-character-count="1485"/>
  </office:meta>
</office:document-meta>
</file>